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</office:font-face-decls>
  <office:automatic-styles>
    <style:style style:name="P1" style:family="paragraph" style:parent-style-name="Bez_20_odstępów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2" style:family="paragraph" style:parent-style-name="Bez_20_odstępów">
      <style:paragraph-properties fo:text-align="center" style:justify-single-word="false"/>
      <style:text-properties style:font-name="Liberation Serif" fo:font-weight="bold" style:font-weight-asian="bold" style:font-name-complex="Times New Roman"/>
    </style:style>
    <style:style style:name="P3" style:family="paragraph" style:parent-style-name="Bez_20_odstępów">
      <style:paragraph-properties fo:text-align="justify" style:justify-single-word="false"/>
      <style:text-properties style:font-name="Liberation Serif" style:font-name-complex="Times New Roman"/>
    </style:style>
    <style:style style:name="P4" style:family="paragraph" style:parent-style-name="Bez_20_odstępów">
      <style:paragraph-properties fo:margin-left="6.244cm" fo:margin-right="0cm" fo:text-align="justify" style:justify-single-word="false" fo:text-indent="1.249cm" style:auto-text-indent="false"/>
      <style:text-properties style:font-name="Liberation Serif" style:font-name-complex="Times New Roman"/>
    </style:style>
    <style:style style:name="P5" style:family="paragraph" style:parent-style-name="Bez_20_odstępów">
      <style:paragraph-properties fo:text-align="justify" style:justify-single-word="false"/>
      <style:text-properties style:font-name="Liberation Serif" fo:font-size="12pt" style:font-size-asian="12pt" style:font-name-complex="Times New Roman" style:font-size-complex="12pt"/>
    </style:style>
    <style:style style:name="P6" style:family="paragraph" style:parent-style-name="Bez_20_odstępów">
      <style:paragraph-properties fo:text-align="justify" style:justify-single-word="false"/>
      <style:text-properties style:font-name="Liberation Serif" fo:font-size="12pt" officeooo:paragraph-rsid="000875d7" style:font-size-asian="12pt" style:font-name-complex="Times New Roman" style:font-size-complex="12pt"/>
    </style:style>
    <style:style style:name="P7" style:family="paragraph" style:parent-style-name="Bez_20_odstępów">
      <style:paragraph-properties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8" style:family="paragraph" style:parent-style-name="Bez_20_odstępów">
      <style:text-properties style:font-name="Liberation Serif" fo:font-size="12pt" style:font-size-asian="12pt" style:font-name-complex="Times New Roman" style:font-size-complex="12pt"/>
    </style:style>
    <style:style style:name="P9" style:family="paragraph" style:parent-style-name="Bez_20_odstępów">
      <style:paragraph-properties fo:text-align="justify" style:justify-single-word="false"/>
      <style:text-properties style:font-name="Liberation Serif" fo:font-size="12pt" style:font-size-asian="12pt" style:language-asian="pl" style:country-asian="PL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font-name="Liberation Serif" fo:font-size="12pt" style:font-size-asian="12pt" style:language-asian="pl" style:country-asian="PL" style:font-name-complex="Times New Roman" style:font-size-complex="12pt"/>
    </style:style>
    <style:style style:name="P11" style:family="paragraph" style:parent-style-name="Bez_20_odstępów">
      <style:paragraph-properties fo:text-align="justify" style:justify-single-word="false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Bez_20_odstępów">
      <style:paragraph-properties fo:text-align="justify" style:justify-single-word="false"/>
      <style:text-properties style:font-name="Liberation Serif"/>
    </style:style>
    <style:style style:name="P13" style:family="paragraph" style:parent-style-name="Bez_20_odstępów">
      <style:paragraph-properties fo:text-align="justify" style:justify-single-word="false"/>
      <style:text-properties style:font-name="Liberation Serif" officeooo:paragraph-rsid="000875d7"/>
    </style:style>
    <style:style style:name="P14" style:family="paragraph" style:parent-style-name="Bez_20_odstępów">
      <style:paragraph-properties fo:text-align="justify" style:justify-single-word="false"/>
      <style:text-properties style:font-name="Liberation Serif" fo:font-style="italic" style:font-style-asian="italic" style:font-name-complex="Times New Roman"/>
    </style:style>
    <style:style style:name="P15" style:family="paragraph" style:parent-style-name="Bez_20_odstępów">
      <style:paragraph-properties fo:text-align="justify" style:justify-single-word="false"/>
      <style:text-properties style:font-name="Liberation Serif" fo:font-size="10pt" style:font-size-asian="10pt" style:font-name-complex="Times New Roman" style:font-size-complex="10pt"/>
    </style:style>
    <style:style style:name="P16" style:family="paragraph" style:parent-style-name="Bez_20_odstępów">
      <style:paragraph-properties fo:text-align="justify" style:justify-single-word="false"/>
      <style:text-properties style:font-name="Liberation Serif" style:font-name-asian="Arial1" style:font-name-complex="Times New Roman"/>
    </style:style>
    <style:style style:name="P17" style:family="paragraph" style:parent-style-name="Bez_20_odstępów">
      <style:paragraph-properties fo:text-align="justify" style:justify-single-word="false"/>
      <style:text-properties style:font-name="Liberation Serif" officeooo:paragraph-rsid="000875d7" style:font-name-asian="Arial1" style:font-name-complex="Times New Roman"/>
    </style:style>
    <style:style style:name="P18" style:family="paragraph" style:parent-style-name="Bez_20_odstępów">
      <style:paragraph-properties fo:text-align="start" style:justify-single-word="false"/>
      <style:text-properties style:font-name="Liberation Serif" fo:font-weight="normal" officeooo:rsid="000875d7" officeooo:paragraph-rsid="000875d7" style:font-weight-asian="normal" style:font-name-complex="Times New Roman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font-name="Liberation Serif"/>
    </style:style>
    <style:style style:name="P20" style:family="paragraph" style:parent-style-name="Bez_20_odstępów">
      <style:paragraph-properties fo:text-align="justify" style:justify-single-word="false"/>
      <style:text-properties style:font-name="Liberation Serif" fo:font-size="11pt" style:font-size-asian="11pt" style:font-name-complex="Times New Roman" style:font-size-complex="11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style:font-name="Liberation Serif" fo:font-size="11pt" style:font-size-asian="11pt" style:font-size-complex="11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aacb1" officeooo:paragraph-rsid="000875d7"/>
    </style:style>
    <style:style style:name="P23" style:family="paragraph" style:parent-style-name="Standard">
      <style:paragraph-properties fo:margin-left="9.991cm" fo:margin-right="0cm" fo:line-height="150%" fo:text-indent="0cm" style:auto-text-indent="false"/>
      <style:text-properties officeooo:paragraph-rsid="000875d7"/>
    </style:style>
    <style:style style:name="P24" style:family="paragraph" style:parent-style-name="Standard">
      <style:paragraph-properties fo:margin-left="9.991cm" fo:margin-right="0cm" fo:text-indent="0cm" style:auto-text-indent="false"/>
      <style:text-properties officeooo:paragraph-rsid="000875d7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0875d7"/>
    </style:style>
    <style:style style:name="P26" style:family="paragraph" style:parent-style-name="Standard">
      <style:paragraph-properties fo:margin-left="9.991cm" fo:margin-right="0cm" fo:text-indent="1.109cm" style:auto-text-indent="false"/>
      <style:text-properties officeooo:paragraph-rsid="000875d7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/>
      <style:text-properties officeooo:paragraph-rsid="000875d7"/>
    </style:style>
    <style:style style:name="P28" style:family="paragraph" style:parent-style-name="Bez_20_odstępów" style:master-page-name="Standard">
      <style:paragraph-properties fo:text-align="end" style:justify-single-word="false" style:page-number="auto"/>
      <style:text-properties style:font-name="Liberation Serif" fo:font-weight="normal" officeooo:rsid="000875d7" officeooo:paragraph-rsid="000875d7" style:font-weight-asian="normal" style:font-name-complex="Times New Roman" style:font-weight-complex="normal"/>
    </style:style>
    <style:style style:name="P29" style:family="paragraph" style:parent-style-name="Bez_20_odstępów">
      <style:paragraph-properties fo:text-align="justify" style:justify-single-word="false"/>
      <style:text-properties style:font-name="Liberation Serif" style:font-name-complex="Times New Roman"/>
    </style:style>
    <style:style style:name="P30" style:family="paragraph" style:parent-style-name="Bez_20_odstępów">
      <style:paragraph-properties fo:text-align="justify" style:justify-single-word="false"/>
      <style:text-properties style:font-name="Liberation Serif" fo:font-style="italic" officeooo:paragraph-rsid="000d99c0" style:font-name-asian="Arial1" style:font-style-asian="italic" style:font-name-complex="Times New Roman"/>
    </style:style>
    <style:style style:name="P31" style:family="paragraph" style:parent-style-name="Bez_20_odstępów">
      <style:paragraph-properties fo:text-align="justify" style:justify-single-word="false"/>
      <style:text-properties style:font-name="Liberation Serif" fo:font-size="11pt" style:font-size-asian="11pt" style:font-name-complex="Times New Roman" style:font-size-complex="11pt"/>
    </style:style>
    <style:style style:name="T1" style:family="text">
      <style:text-properties officeooo:rsid="001aacb1"/>
    </style:style>
    <style:style style:name="T2" style:family="text">
      <style:text-properties fo:font-size="12pt" style:font-size-asian="12pt" style:font-name-complex="Times New Roman" style:font-size-complex="12pt"/>
    </style:style>
    <style:style style:name="T3" style:family="text">
      <style:text-properties fo:font-size="12pt" style:font-size-asian="12pt" style:language-asian="pl" style:country-asian="PL" style:font-name-complex="TimesNewRomanPSMT" style:font-size-complex="12pt"/>
    </style:style>
    <style:style style:name="T4" style:family="text">
      <style:text-properties fo:font-size="12pt" fo:font-weight="bold" style:font-size-asian="12pt" style:font-weight-asian="bold" style:font-name-complex="Times New Roman" style:font-size-complex="12pt"/>
    </style:style>
    <style:style style:name="T5" style:family="text">
      <style:text-properties fo:font-size="12pt" fo:font-weight="bold" officeooo:rsid="000875d7" style:font-size-asian="12pt" style:font-weight-asian="bold" style:font-name-complex="Times New Roman" style:font-size-complex="12pt"/>
    </style:style>
    <style:style style:name="T6" style:family="text">
      <style:text-properties style:font-name-asian="Arial1" style:font-name-complex="Times New Roman"/>
    </style:style>
    <style:style style:name="T7" style:family="text">
      <style:text-properties fo:font-style="italic" style:font-name-asian="Arial1" style:font-style-asian="italic" style:font-name-complex="Times New Roman"/>
    </style:style>
    <style:style style:name="T8" style:family="text">
      <style:text-properties fo:font-style="italic" officeooo:rsid="000875d7" style:font-name-asian="Arial1" style:font-style-asian="italic" style:font-name-complex="Times New Roman"/>
    </style:style>
    <style:style style:name="T9" style:family="text">
      <style:text-properties style:text-position="super 58%" officeooo:rsid="000a9bc1"/>
    </style:style>
    <style:style style:name="T10" style:family="text">
      <style:text-properties style:language-asian="pl" style:country-asian="PL" style:font-name-complex="Times New Roman"/>
    </style:style>
    <style:style style:name="T11" style:family="text">
      <style:text-properties officeooo:rsid="000875d7" style:language-asian="pl" style:country-asian="PL" style:font-name-complex="Times New Roman"/>
    </style:style>
    <style:style style:name="T12" style:family="text">
      <style:text-properties officeooo:rsid="000875d7" style:language-asian="pl" style:country-asian="PL" style:font-name-complex="Times New 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Gdańsk, ……………………….</text:p>
      <text:p text:style-name="P18"/>
      <text:p text:style-name="P25">………………………………………..…</text:p>
      <text:p text:style-name="P25"><text:s text:c="11"/><text:span text:style-name="T1">I</text:span>mię i <text:span text:style-name="T1">Na</text:span>zwisko działkowca</text:p>
      <text:p text:style-name="P23"/>
      <text:p text:style-name="P25">……………………………………..……</text:p>
      <text:p text:style-name="P24"/>
      <text:p text:style-name="P25">……………………………………..……</text:p>
      <text:p text:style-name="P27"><text:s text:c="7"/><text:span text:style-name="T1">A</text:span>dres <text:span text:style-name="T1">z</text:span>amieszkania</text:p>
      <text:p text:style-name="P26"/>
      <text:p text:style-name="P25">……………………………………..……</text:p>
      <text:p text:style-name="P22"><text:s text:c="19"/>Nr działki/Sektor</text:p>
      <text:p text:style-name="P1"/>
      <text:p text:style-name="P2"/>
      <text:p text:style-name="P2">OŚWIADCZENIE O WYRAŻENIU ZGODY </text:p>
      <text:p text:style-name="P2">NA PRZESYŁANIE KORESPONDENCJI DROGĄ ELEKTRONICZNĄ</text:p>
      <text:p text:style-name="P3"/>
      <text:p text:style-name="P5">Wyrażam zgodę na przesyłanie do mnie drogą elektroniczną na adres e – mail<text:span text:style-name="T9">*</text:span>: </text:p>
      <text:p text:style-name="P7"/>
      <text:p text:style-name="P8">…………………………………………………………………………………………………………</text:p>
      <text:p text:style-name="P8"/>
      <text:p text:style-name="P12"><text:span text:style-name="T2">przez </text:span><text:span text:style-name="T4">Zarząd Rodzinnego Ogrodu Działkowego </text:span><text:span text:style-name="T5">im. A. Dickmana w Gdańsku</text:span><text:span text:style-name="T2">: <text:s/></text:span></text:p>
      <text:p text:style-name="P19"><text:span text:style-name="T2">korespondencji dotyczącej w szczególności: opłaty ogrodowej, informacji o stanie salda, zawiadomień, wezwań, zaproszeń, upomnień oraz wszelkiej innej korespondencji.</text:span><text:span text:style-name="T3"> </text:span></text:p>
      <text:p text:style-name="P11"/>
      <text:p text:style-name="P10">Niniejsze oświadczenie nie zwalnia Działkowca z obowiązku przyjmowania korespondencji</text:p>
      <text:p text:style-name="P9">w formie papierowej, jeśli taka zostanie nadana przez Zarząd ROD.</text:p>
      <text:p text:style-name="P11"/>
      <text:p text:style-name="P11">Jednocześnie oświadczam, że korespondencję, o której mowa powyżej, wysłaną na podany przeze mnie adres e-mail uznaję za skutecznie doręczoną.</text:p>
      <text:p text:style-name="P5"/>
      <text:p text:style-name="P6">Zobowiązuję się do każdorazowego przekazywania informacji o zmianie podanego adresu poczty elektronicznej świadoma/y, że do tego czasu, doręczenie korespondencji na dotychczasowy adres </text:p>
      <text:p text:style-name="P6">e-mail będzie skuteczne.</text:p>
      <text:p text:style-name="P5"/>
      <text:p text:style-name="P5"><text:tab/><text:tab/><text:tab/><text:tab/><text:tab/><text:tab/></text:p>
      <text:p text:style-name="P4"><text:s text:c="22"/>…………………………………………………</text:p>
      <text:p text:style-name="P14"><text:s text:c="123"/>(czytelny podpis) <text:s text:c="20"/></text:p>
      <text:p text:style-name="P3"/>
      <text:p text:style-name="P13"><text:span text:style-name="T6">*</text:span><text:span text:style-name="T7">Informujemy, że Państwa zgoda może zostać cofnięta w dowolnym momencie przez wysłanie wiadomości </text:span></text:p>
      <text:p text:style-name="P13"><text:span text:style-name="T7">e-mail na adres ROD </text:span><text:span text:style-name="T8">im. A. Dickmana</text:span><text:span text:style-name="T7"> spod adresu, którego zgoda dotyczy.</text:span></text:p>
      <text:p text:style-name="P3"/>
      <text:p text:style-name="P16"/>
      <text:p text:style-name="P16"/>
      <text:p text:style-name="P17"><text:s text:c="99"/>…………………………………………………</text:p>
      <text:p text:style-name="P30"><text:s text:c="113"/>(podpis osoby wyrażającej zgodę)</text:p>
      <text:p text:style-name="P15"/>
      <text:p text:style-name="P20"/>
      <text:p text:style-name="P20"/>
      <text:p text:style-name="P20"/>
      <text:p text:style-name="P20"/>
      <text:p text:style-name="P20"/>
      <text:p text:style-name="P20">_______________________________________________________________________________________</text:p>
      <text:p text:style-name="P21"><text:span text:style-name="T10">Wypełniony i czytelnie podpisany druk oświadczenia prosimy przekazać do Biura ROD osobiście lub pocztą na adres: ROD </text:span><text:span text:style-name="T11">im. A. Dickmana</text:span><text:span text:style-name="T10">, ul. </text:span><text:span text:style-name="T11">Bytowska 4B</text:span><text:span text:style-name="T10">, </text:span><text:span text:style-name="T11">80-328 Gdańsk</text:span><text:span text:style-name="T10">lub w postaci skanu wypełnionego oświadczenia i przesłanego na adres e-mail: </text:span><text:span text:style-name="T12">roddickmanagdansk@pzd.p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ez_20_odstępów" style:display-name="Bez odstępów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20:21:38.950000000</meta:creation-date>
    <dc:date>2025-04-12T19:51:26.470000000</dc:date>
    <meta:editing-duration>PT21M30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8" meta:word-count="197" meta:character-count="2115" meta:non-whitespace-character-count="1516"/>
  </office:meta>
</office:document-meta>
</file>